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/>
    <style:style style:name="T1" style:family="text">
      <style:text-properties style:font-name="Times New Roman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uta semana 8</text:p>
      <text:p text:style-name="Standard"/>
      <text:p text:style-name="Standard">Asistieron </text:p>
      <text:p text:style-name="Standard">Vicente</text:p>
      <text:p text:style-name="Standard">Linda</text:p>
      <text:p text:style-name="Standard">Cristina</text:p>
      <text:p text:style-name="Standard">Andreina</text:p>
      <text:p text:style-name="Standard">Fernando</text:p>
      <text:p text:style-name="Standard"/>
      <text:p text:style-name="Standard"/>
      <text:p text:style-name="Standard">L: Linda</text:p>
      <text:p text:style-name="Standard">V: Vicente</text:p>
      <text:p text:style-name="Standard">DR: Daniela Ruiz</text:p>
      <text:p text:style-name="Standard">DH: Daniela Hernandez</text:p>
      <text:p text:style-name="Standard">R: Refactory individual y grupal</text:p>
      <text:p text:style-name="Standard"/>
      <text:p text:style-name="Standard"/>
      <text:p text:style-name="Standard">1) TERMINAR implementacion</text:p>
      <text:p text:style-name="Standard"/>
      <text:p text:style-name="Standard">USUARIO</text:p>
      <text:p text:style-name="Standard">R<text:tab/>Registrar usuario</text:p>
      <text:p text:style-name="Standard">R<text:tab/>Iniciar sesion</text:p>
      <text:p text:style-name="Standard">R<text:tab/>Gestionar usuarios<text:tab/>Solo admin</text:p>
      <text:p text:style-name="Standard">V<text:tab/>Consultar perfil</text:p>
      <text:p text:style-name="Standard">V<text:tab/>Gestionar invitacion a proyecto</text:p>
      <text:p text:style-name="Standard">R<text:tab/>Modificar perfil de usuario</text:p>
      <text:p text:style-name="Standard">R(solo estructura)<text:tab/>Recuperar contraseña</text:p>
      <text:p text:style-name="Standard">L<text:tab/>Realizar busqueda</text:p>
      <text:p text:style-name="Standard">V<text:tab/>Listar proyectos de participante</text:p>
      <text:p text:style-name="Standard">V<text:tab/>Listar roles de participante</text:p>
      <text:p text:style-name="Standard">V<text:tab/>Abandonar proyecto</text:p>
      <text:p text:style-name="Standard"/>
      <text:p text:style-name="Standard"/>
      <text:p text:style-name="Standard"/>
      <text:p text:style-name="Standard">METODOLOGIA</text:p>
      <text:p text:style-name="Standard">R<text:tab/>Crear metodologia</text:p>
      <text:p text:style-name="Standard">R<text:tab/>Cambiar estado de metodologia<text:tab/>Solo admin</text:p>
      <text:p text:style-name="Standard">R<text:tab/>Consultar metodologia</text:p>
      <text:p text:style-name="Standard">R<text:tab/>Modificar metodologia</text:p>
      <text:p text:style-name="Standard">R<text:tab/>Eliminar metodologia</text:p>
      <text:p text:style-name="Standard"/>
      <text:p text:style-name="Standard"/>
      <text:p text:style-name="Standard">PROCESO SW</text:p>
      <text:p text:style-name="Standard">R<text:tab/>Agregar proceso de software<text:tab/><text:tab/>Solo admin</text:p>
      <text:p text:style-name="Standard">R<text:tab/>Consultar proceso de sw</text:p>
      <text:p text:style-name="Standard">R<text:tab/>Editar proceso de sw<text:tab/><text:tab/><text:tab/>Solo admin</text:p>
      <text:p text:style-name="Standard">R<text:tab/>Eliminar proceso de sw<text:tab/><text:tab/>Solo admin</text:p>
      <text:p text:style-name="Standard"/>
      <text:p text:style-name="Standard"/>
      <text:p text:style-name="Standard"><text:soft-page-break/>ROL</text:p>
      <text:p text:style-name="Standard">R<text:tab/>Agregar rol<text:tab/><text:tab/>Solo admin</text:p>
      <text:p text:style-name="Standard">R<text:tab/>Consultar rol</text:p>
      <text:p text:style-name="Standard">R<text:tab/>Editar rol<text:tab/><text:tab/>Solo admin</text:p>
      <text:p text:style-name="Standard">R<text:tab/>Listar participantes de un rol</text:p>
      <text:p text:style-name="Standard">L<text:tab/>Listar actividades de un rol</text:p>
      <text:p text:style-name="Standard">R<text:tab/>Eliminar rol<text:tab/><text:tab/>Solo admin</text:p>
      <text:p text:style-name="Standard"/>
      <text:p text:style-name="Standard"/>
      <text:p text:style-name="Standard">ACTIVIDAD</text:p>
      <text:p text:style-name="Standard">L<text:tab/>Crear actividad</text:p>
      <text:p text:style-name="Standard">L<text:tab/>Asignar actividad precedente</text:p>
      <text:p text:style-name="Standard">L<text:tab/>Asignar actividad sucesora</text:p>
      <text:p text:style-name="Standard">DH<text:tab/>Asignar rol a participante</text:p>
      <text:p text:style-name="Standard">L<text:tab/>Agregar subactividad</text:p>
      <text:p text:style-name="Standard">L<text:tab/>Consultar actividad</text:p>
      <text:p text:style-name="Standard">L<text:tab/>Consultar act precedente</text:p>
      <text:p text:style-name="P1">L<text:tab/>Consultar act sucesora</text:p>
      <text:p text:style-name="P1">L<text:tab/>Modificar actividad</text:p>
      <text:p text:style-name="P1">DH<text:tab/>Gestionar participantes de actividad</text:p>
      <text:p text:style-name="P1">DH<text:tab/>Gestionar artefactos de actividad</text:p>
      <text:p text:style-name="P1">DR<text:tab/>Listar roles de actividad</text:p>
      <text:p text:style-name="P1">DR<text:tab/>Listar tecnicas de actividad</text:p>
      <text:p text:style-name="Standard"><text:span text:style-name="T1">DR<text:tab/>Eliminar activ</text:span>idad</text:p>
      <text:p text:style-name="Standard"/>
      <text:p text:style-name="Standard"/>
      <text:p text:style-name="Standard">TECNICA</text:p>
      <text:p text:style-name="Standard">R<text:tab/>Crear tecnica<text:tab/><text:tab/><text:tab/><text:tab/>Solo admin</text:p>
      <text:p text:style-name="Standard">R<text:tab/>Consultar tecnica</text:p>
      <text:p text:style-name="Standard">R<text:tab/>Modificar tecnica<text:tab/><text:tab/><text:tab/>Solo admin</text:p>
      <text:p text:style-name="Standard">R<text:tab/>Eliminar tecnica<text:tab/><text:tab/><text:tab/>Solo admin</text:p>
      <text:p text:style-name="Standard"/>
      <text:p text:style-name="Standard"/>
      <text:p text:style-name="Standard">ARTEFACTO</text:p>
      <text:p text:style-name="Standard">R<text:tab/>Crear artefacto (incluye subirlo)</text:p>
      <text:p text:style-name="Standard">R<text:tab/>Consultar artefacto</text:p>
      <text:p text:style-name="Standard">DH<text:tab/>Modificar artefacto</text:p>
      <text:p text:style-name="Standard">DH<text:tab/>Asociar tecnica a artefacto</text:p>
      <text:p text:style-name="Standard">DH<text:tab/>Descargar artefacto</text:p>
      <text:p text:style-name="Standard"/>
      <text:p text:style-name="Standard"/>
      <text:p text:style-name="Standard">PROYECTO</text:p>
      <text:p text:style-name="Standard">R<text:tab/>Crear proyecto</text:p>
      <text:p text:style-name="Standard">R<text:tab/>Asignar metodologia</text:p>
      <text:p text:style-name="Standard">R<text:tab/>Consultar proyecto</text:p>
      <text:p text:style-name="Standard">V<text:tab/>Solicitar participacion en un proyecto</text:p>
      <text:p text:style-name="Standard">V<text:tab/>Invitar participante a proyecto</text:p>
      <text:p text:style-name="Standard">V<text:tab/>Mostrar grafo de actividades</text:p>
      <text:p text:style-name="Standard">R<text:tab/>Modificar proyecto</text:p>
      <text:p text:style-name="Standard"><text:soft-page-break/>R<text:tab/>Gestionar proyecto</text:p>
      <text:p text:style-name="Standard">DR<text:tab/>Gestionar participantes de proyecto</text:p>
      <text:p text:style-name="Standard">DR<text:tab/>Gestionar actividades</text:p>
      <text:p text:style-name="Standard">R<text:tab/>Eliminar proyecto</text:p>
      <text:p text:style-name="Standard">DR<text:tab/>Eliminar participante de proyecto</text:p>
      <text:p text:style-name="Standard"/>
      <text:p text:style-name="Standard"/>
      <text:p text:style-name="Standard"/>
      <text:p text:style-name="Standard"/>
      <text:list xml:id="list20948221961" text:style-name="L1">
        <text:list-item>
          <text:p text:style-name="P2">Cambiar el modelo para representar q los usuarios tienen un rol por proyecto (ternaria entre usuario, proyecto y rol)</text:p>
        </text:list-item>
      </text:list>
      <text:p text:style-name="Standard"/>
      <text:list xml:id="list1891525003" text:continue-numbering="true" text:style-name="L1">
        <text:list-item>
          <text:p text:style-name="P2">La documentacion en cohesion se genera vacia.</text:p>
          <text:p text:style-name="P2"/>
        </text:list-item>
        <text:list-item>
          <text:p text:style-name="P2">Se cambio el modelo para incluir la ternaria entre usuario – proyecto – ro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6-15T14:17:30</meta:creation-date>
    <dc:date>2012-06-18T08:28:44</dc:date>
    <dc:creator>Andreina </dc:creator>
    <meta:editing-duration>PT14M1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85" meta:word-count="338" meta:character-count="1882" meta:non-whitespace-character-count="1855"/>
  </office:meta>
</office:document-meta>
</file>